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149fe7" officeooo:paragraph-rsid="00149fe7" style:font-size-asian="18pt" style:font-size-complex="18pt"/>
    </style:style>
    <style:style style:name="T1" style:family="text">
      <style:text-properties officeooo:rsid="0015ea0b"/>
    </style:style>
    <style:style style:name="T2" style:family="text">
      <style:text-properties officeooo:rsid="001730f0"/>
    </style:style>
    <style:style style:name="T3" style:family="text">
      <style:text-properties officeooo:rsid="00174e95"/>
    </style:style>
    <style:style style:name="T4" style:family="text">
      <style:text-properties officeooo:rsid="0018690d"/>
    </style:style>
    <style:style style:name="T5" style:family="text">
      <style:text-properties officeooo:rsid="00188f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June</text:p>
      <text:p text:style-name="P1"/>
      <text:p text:style-name="P1">The day I am going to attempt the world speed rail record from one home to another dawns, as predicted, with sunshine and a blue sky after four days of intermittent rain and <text:s/>grayness. The grass will have to stay un-tonsured till it gets a bit drier. I am coming back to check up on it in a few days so I decide I will leave the water on. But I do the usual last minute sweep up, and here is Jon ready to drive me to the train, <text:span text:style-name="T5">at 1045 prompt</text:span>. At La Souterraine it’s still sunny, and the platform is filling up <text:span text:style-name="T5">wiuth poeasants off to Paris for the week</text:span>. <text:span text:style-name="T5">At 1137 the Toulouse-Paris intercite appears. </text:span>It’s a huge train, <text:s/>it’s on time, <text:span text:style-name="T1">and it’s not too busy</text:span>. Moreover, in first class, I have a comfy seat surrounded with blessed silence, <text:span text:style-name="T1">during which I find myself happily writing a first draft of my proposal for the Caen punch perrformance</text:span>. <text:span text:style-name="T1">T</text:span>hree hours later (and only 5 minutes later than scheduled) I descend at Austerlitz, which is still under construction, of course, <text:span text:style-name="T4">though there are now</text:span> definite signs of progress, notably in that the line 5 metro station <text:s/>has been reinstated. And so to renewing my acquaintance with the Eurostar checkin craziness. Not too bad today: <text:s/>they seem to have contracted out the bag checking detail, and <text:span text:style-name="T2">presumably as a consequence </text:span>the ratio of people in hi-viz vests to passengers is much higher than I recall. Not enough time to get a decent sandwich for lunch. I sit and sup my coffee and my indecent <text:span text:style-name="T3">sandwich </text:span>in a quiet spot in the upstairs lounge till we board. Alas, although nominally first class, my Eurostar carriage is full of noisy brits on tour, who spend most of the journey shouting at each other. A good reminder that old farts (for these are all over 70) can be just as annoying as little ones, though what’s good about it I am not sure. <text:span text:style-name="T4">The Eurostar “light meal” was also just as nasty as expected: <text:s/>we pass over it. We emerge from the tunnel into gray skies and blustery rain, and then the train grinds to a halt just outside Ashford. It seems there are technical reasons inhibiting our progress, though the driver is not very clear on the topic. We resume progress, hesitantly, and then stop again. A good </text:span><text:soft-page-break/><text:span text:style-name="T4">thing I am not anxious about making a connexion in London. </text:span><text:span text:style-name="T5">At about 6 pm local time, w</text:span><text:span text:style-name="T4">e pull into St Pancras 25 minutes late, <text:s/></text:span><text:span text:style-name="T5">and off I trot in search of </text:span><text:span text:style-name="T4">the controlled hysteria of the London under</text:span><text:span text:style-name="T5">g</text:span><text:span text:style-name="T4">r</text:span><text:span text:style-name="T5">ound in the rush </text:span><text:span text:style-name="T4">hour. And so to Paddington, where I wait patiently to be told what platform my 19h01 departure is leaving from. Mustn’t grumble, this train at least leaves on time, <text:s/></text:span><text:span text:style-name="T5">despite</text:span><text:span text:style-name="T4"> the menu of annoying annou</text:span><text:span text:style-name="T5">n</text:span><text:span text:style-name="T4">cements. Chat with my fellow passenger, an unusual experience. She’s a retired music teacher; </text:span><text:span text:style-name="T5">h</text:span><text:span text:style-name="T4">eaven knows what she thinks I am. And at TM, a mere 5 minutes late, I deserve a taxi ride home , arriving about 9 pm, which makes it 11 and a half hours door to doo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6:41:41.647426404</meta:creation-date>
    <dc:date>2024-06-06T21:25:03.072154015</dc:date>
    <meta:editing-duration>PT27M44S</meta:editing-duration>
    <meta:editing-cycles>7</meta:editing-cycles>
    <meta:generator>LibreOffice/7.3.7.2$Linux_X86_64 LibreOffice_project/30$Build-2</meta:generator>
    <meta:document-statistic meta:table-count="0" meta:image-count="0" meta:object-count="0" meta:page-count="2" meta:paragraph-count="2" meta:word-count="526" meta:character-count="2844" meta:non-whitespace-character-count="2313"/>
  </office:meta>
</office:document-meta>
</file>